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2.3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s" fo:country="MX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language="es" fo:country="MX"/>
    </style:style>
    <style:style style:name="ce3" style:family="table-cell" style:parent-style-name="Default">
      <style:text-properties fo:language="es" fo:country="MX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3" table:number-columns-repeated="2" table:default-cell-style-name="ce3"/>
        <table:table-column table:style-name="co3" table:number-columns-repeated="2" table:default-cell-style-name="ce1"/>
        <table:table-column table:style-name="co3" table:number-columns-repeated="16377" table:default-cell-style-name="ce3"/>
        <table:table-row table:style-name="ro1">
          <table:table-cell/>
          <table:table-cell table:style-name="ce1" office:value-type="string" calcext:value-type="string">
            <text:p>Producto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Categoria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Foto</text:p>
          </table:table-cell>
          <table:table-cell table:style-name="ce1" table:number-columns-repeated="16377"/>
        </table:table-row>
        <table:table-row table:style-name="ro1">
          <table:table-cell table:style-name="ce2" table:formula="of:=IF(ISBLANK([#REF!]);&quot; &quot;;[.A1]+1)" office:value-type="float" office:value="1" calcext:value-type="float">
            <text:p>1</text:p>
          </table:table-cell>
          <table:table-cell office:value-type="string" calcext:value-type="string">
            <text:p>01 Algasilicio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yuda en casos de tuberculosis, arterosclerosis y enfermedades óseas ya que en estas pierde grandes cantidades de silicio. Ayuda a disminuir colesterol. Ayuda en casos de hipertensión. Para cansancio, problemas menopaúsicos, cefaleas, enfermedades de Crohn, diabetes, tiroides y asma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]);&quot; &quot;;[.A2]+1)" office:value-type="float" office:value="2" calcext:value-type="float">
            <text:p>2</text:p>
          </table:table-cell>
          <table:table-cell office:value-type="string" calcext:value-type="string">
            <text:p>04 ATX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ombate los signos de envejecimiento prematuro, problemas circulatorios, alergias relacionadas con el sistema respiratorio, tratamiento en VIH y cáncer; asma, diabetes, artritis reumatoide, anemia, lupus psoriasis, estreñimiento.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]);&quot; &quot;;[.A3]+1)" office:value-type="float" office:value="3" calcext:value-type="float">
            <text:p>3</text:p>
          </table:table-cell>
          <table:table-cell office:value-type="string" calcext:value-type="string">
            <text:p>06 Bio-P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rovee de una energía para personas con diabetes, deportistas, esfuerzo físico o mental agotador, ayuda a tratar síntomas del refriado, excelente en el tratamiento contra la anemia ya que provee una cantidad suficiente de vitaminas y minerales, para personas con bajo rendimiento laboral a causa del mal descanso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]);&quot; &quot;;[.A4]+1)" office:value-type="float" office:value="4" calcext:value-type="float">
            <text:p>4</text:p>
          </table:table-cell>
          <table:table-cell office:value-type="string" calcext:value-type="string">
            <text:p>07 SB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yuda al control de peso y a su disminución controlada, auxiliar en casos de ansiedad por la comida, desintoxica el colon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6]);&quot; &quot;;[.A5]+1)" office:value-type="float" office:value="5" calcext:value-type="float">
            <text:p>5</text:p>
          </table:table-cell>
          <table:table-cell office:value-type="string" calcext:value-type="string">
            <text:p>12 Herba DTX 38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yuda a purificar la sangre, estimula el sistema linfático, ayuda a bajar niveles de colesterol y triglicéridos, diurético, antiinflamatorio, mal aliento, dolores estomacales, espasmos intestinales, diarrea, vomito, indigestión, intoxicación por comida.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5]);&quot; &quot;;[.A6]+1)" office:value-type="float" office:value="6" calcext:value-type="float">
            <text:p>6</text:p>
          </table:table-cell>
          <table:table-cell office:value-type="string" calcext:value-type="string">
            <text:p>15 Isotonik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plemento alimenticio en polvo que contiene sales minerales que promueven la hidratación y fortalecimiento de sistemas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6]);&quot; &quot;;[.A7]+1)" office:value-type="float" office:value="7" calcext:value-type="float">
            <text:p>7</text:p>
          </table:table-cell>
          <table:table-cell office:value-type="string" calcext:value-type="string">
            <text:p>17 HOM+PLUS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ormula que aporte elementos naturales, vitaminas y minerales que favorecen el rendimiento físico y mental durante el día, y la regeneración de tejidos en la noche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7]);&quot; &quot;;[.A8]+1)" office:value-type="float" office:value="8" calcext:value-type="float">
            <text:p>8</text:p>
          </table:table-cell>
          <table:table-cell office:value-type="string" calcext:value-type="string">
            <text:p>18 COFFEE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fé en polvo con ingredientes que contienen propiedades estimulantes y nutritivas que ayudan a brindar energía y bienestar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0]);&quot; &quot;;[.A9]+1)" office:value-type="float" office:value="9" calcext:value-type="float">
            <text:p>9</text:p>
          </table:table-cell>
          <table:table-cell office:value-type="string" calcext:value-type="string">
            <text:p>Aceite de Kril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Fuente de ácidos grasos y Omega 3, fosfolípidos, colina y astaxantina. Efectivo para reducir el colesterol y triglicéridos e inflamación de articulaciones, mejorar la función hepática, la función cerebral y el rendimiento físico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1]);&quot; &quot;;[.A10]+1)" office:value-type="float" office:value="10" calcext:value-type="float">
            <text:p>10</text:p>
          </table:table-cell>
          <table:table-cell office:value-type="string" calcext:value-type="string">
            <text:p>Aceite Eucalipto y Romero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Contiene propiedades expectorantes que ayudan a tratar la congestión nasal y padecimientos respiratorios. Ideal para personas que les guste el aroma en oficina/habitación.</text:p>
          </table:table-cell>
          <table:table-cell office:value-type="string" calcext:value-type="string">
            <text:p>HIERB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2]);&quot; &quot;;[.A11]+1)" office:value-type="float" office:value="11" calcext:value-type="float">
            <text:p>11</text:p>
          </table:table-cell>
          <table:table-cell office:value-type="string" calcext:value-type="string">
            <text:p>Balance-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yuda a regular las emociones, ansiedad, depresión y estrés. Fuentes de GABA, un componente importante del sistema nervioso central que permite al cerebro controlar las emociones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1]);&quot; &quot;;[.A12]+1)" office:value-type="float" office:value="12" calcext:value-type="float">
            <text:p>12</text:p>
          </table:table-cell>
          <table:table-cell office:value-type="string" calcext:value-type="string">
            <text:p>BioAloe 0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ontiene propiedad anti inflamatorias que ayudan en caso de gastritis o colitis. Es una excelente fuente de fibra soluble en caso de estreñimiento. Ayuda a proteger el tracto digestivo tratando síntomas de reflujo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4]);&quot; &quot;;[.A13]+1)" office:value-type="float" office:value="13" calcext:value-type="float">
            <text:p>13</text:p>
          </table:table-cell>
          <table:table-cell office:value-type="string" calcext:value-type="string">
            <text:p>Biotina, Cola de caballo y Colágeno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porta que deseen aportar nutrición al cabello y cuero cabelludo.</text:p>
          </table:table-cell>
          <table:table-cell office:value-type="string" calcext:value-type="string">
            <text:p>Nutricosme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5]);&quot; &quot;;[.A14]+1)" office:value-type="float" office:value="14" calcext:value-type="float">
            <text:p>14</text:p>
          </table:table-cell>
          <table:table-cell office:value-type="string" calcext:value-type="string">
            <text:p>Cápsulas TIR-0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uente natural de yodo, selenio y antioxidantes que fomentan la regulación de las hormonas tiroideas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6]);&quot; &quot;;[.A15]+1)" office:value-type="float" office:value="15" calcext:value-type="float">
            <text:p>15</text:p>
          </table:table-cell>
          <table:table-cell office:value-type="string" calcext:value-type="string">
            <text:p>Carbon Vegetal, Nopal y Nee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uxiliar para eliminar todas aquellas sustancias, bacterias, toxinas y grasas no saludables del organismo, para casos de diarrea, flatulencias, eructos, mal aliento, residuos de alcohol, drogas, tabaco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7]);&quot; &quot;;[.A16]+1)" office:value-type="float" office:value="16" calcext:value-type="float">
            <text:p>16</text:p>
          </table:table-cell>
          <table:table-cell office:value-type="string" calcext:value-type="string">
            <text:p>Crema de Gayuba para Mano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ontiene activos que ayudan a atenuar kas manchas dejándolas suaves y humectadas. Ideal para manchas en las manos o en caso de pigmentación provocada por el sol, edad, entre otros factores.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8]);&quot; &quot;;[.A17]+1)" office:value-type="float" office:value="17" calcext:value-type="float">
            <text:p>17</text:p>
          </table:table-cell>
          <table:table-cell office:value-type="string" calcext:value-type="string">
            <text:p>Crema para Pierna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tiene propiedades analgésicas, relajantes y humectantes que ayudan a disminuir la sensación de pesadez en piernas.</text:p>
          </table:table-cell>
          <table:table-cell office:value-type="string" calcext:value-type="string">
            <text:p>HIERB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19]);&quot; &quot;;[.A18]+1)" office:value-type="float" office:value="18" calcext:value-type="float">
            <text:p>18</text:p>
          </table:table-cell>
          <table:table-cell office:value-type="string" calcext:value-type="string">
            <text:p>Cúrcum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uxiliar en el tratamiento de padecimientos del hígado, como cirrosis, hígado graso, acidez estomacal, es anticancerígeno, ayuda a la expulsión de la retención de líquidos, por su efecto antiinflamatorio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0]);&quot; &quot;;[.A19]+1)" office:value-type="float" office:value="19" calcext:value-type="float">
            <text:p>19</text:p>
          </table:table-cell>
          <table:table-cell office:value-type="string" calcext:value-type="string">
            <text:p>Fénix CTX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Las células senescentes, son aquellas células atrofiadas que, con la edad, el cuerpo no elimina correctamente. Estas células pueden «contagiar» a las células de su alrededor creando una reacción en cadena de «células zombie» responsables de la inflamación que causa enfermedades degenerativas. Las rhadiola y la fisetina hacen más eficiente el senescentes ayudándonos a prevenir enfermedades degenerativas. En conjunto con las Cápsulas Juv-Nid, promueven la Longevidad activa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1]);&quot; &quot;;[.A20]+1)" office:value-type="float" office:value="20" calcext:value-type="float">
            <text:p>20</text:p>
          </table:table-cell>
          <table:table-cell office:value-type="string" calcext:value-type="string">
            <text:p>Flex-I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roviene osteoartritis, evita la inflamación, repara el cartílago y repone el colágeno para fortalecer las articulaciones y garantizar una buena movilidad hoy y en futuro. <text:s/>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2]);&quot; &quot;;[.A21]+1)" office:value-type="float" office:value="21" calcext:value-type="float">
            <text:p>21</text:p>
          </table:table-cell>
          <table:table-cell office:value-type="string" calcext:value-type="string">
            <text:p>Golden Milk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porta antioxidantes y posee propiedades antinflamatorias que benefician a todo el organismo.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3]);&quot; &quot;;[.A22]+1)" office:value-type="float" office:value="22" calcext:value-type="float">
            <text:p>22</text:p>
          </table:table-cell>
          <table:table-cell office:value-type="string" calcext:value-type="string">
            <text:p>Hoja de Moringa y Match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uxiliar para bajar la presión alta, bajar la glucosa de la sangre, y efecto de antibiótico, desmineralización, falta de energía, estrés, mejora el estado de alerta, ayuda a mejorar el rendimiento en personas deportistas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4]);&quot; &quot;;[.A23]+1)" office:value-type="float" office:value="23" calcext:value-type="float">
            <text:p>23</text:p>
          </table:table-cell>
          <table:table-cell office:value-type="string" calcext:value-type="string">
            <text:p>Holo-Vi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l cempasúchil es rico en luteína y zeaxantina, dos componentes naturales de la retina que protegen a los ojos del envejecimiento debido a la degradación macular propia del paso de los años. <text:s/>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5]);&quot; &quot;;[.A24]+1)" office:value-type="float" office:value="24" calcext:value-type="float">
            <text:p>24</text:p>
          </table:table-cell>
          <table:table-cell office:value-type="string" calcext:value-type="string">
            <text:p>Juv-Nad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on el transcurso del tiempo, las células pierden su capacidad de generar energía y de auto repararse porque disminuye la producción de NAD+. El NMN es la materia prima principal para que el cuerpo produzca el NAD+ que necesita; el Resveratrol es activador de genes de la longevidad y la Quercetina ayuda a proteger las células del estrés oxidativo. Juv-NAD ayuda a aumentar la producción de NAD+ para que las células puedan trabajar de forma optima y retrasar los procesos de envejecimiento. En conjunto con las cápsulas Fénix-CTX, promueven la Longevidad Activa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4]);&quot; &quot;;[.A25]+1)" office:value-type="float" office:value="25" calcext:value-type="float">
            <text:p>25</text:p>
          </table:table-cell>
          <table:table-cell table:style-name="Default" office:value-type="string" calcext:value-type="string">
            <text:p>LC7D</text:p>
          </table:table-cell>
          <table:table-cell table:style-name="ce4" office:value-type="float" office:value="379" calcext:value-type="float">
            <text:p>379</text:p>
          </table:table-cell>
          <table:table-cell table:style-name="Default" office:value-type="string" calcext:value-type="string">
            <text:p>Suplemento alimenticio con ingredientes que ayudan aportando fibra, reducen las grasas en sangre, y tienen un efecto antinflamatorio. <text:s/></text:p>
          </table:table-cell>
          <table:table-cell office:value-type="string" calcext:value-type="string">
            <text:p>Nutricionale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7]);&quot; &quot;;[.A26]+1)" office:value-type="float" office:value="26" calcext:value-type="float">
            <text:p>26</text:p>
          </table:table-cell>
          <table:table-cell office:value-type="string" calcext:value-type="string">
            <text:p>Magnesio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l magnesio es necesario para el funcionamiento de todos los sistemas del cuerpo. Ayuda a mantener la función normal del musculo, nervios, corazón, huesos, cerebro y el sistema inmune, regula los niveles de azúcar, presión arterial y el ciclo de sueño. <text:s/>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6]);&quot; &quot;;[.A27]+1)" office:value-type="float" office:value="27" calcext:value-type="float">
            <text:p>27</text:p>
          </table:table-cell>
          <table:table-cell office:value-type="string" calcext:value-type="string">
            <text:p>Malteada 7BE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rta energía para iniciar el día. Brinda vitaminas minerales y fibra ideal para todas las personas. Complementa la alimentación en personas veganas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29]);&quot; &quot;;[.A28]+1)" office:value-type="float" office:value="28" calcext:value-type="float">
            <text:p>28</text:p>
          </table:table-cell>
          <table:table-cell office:value-type="string" calcext:value-type="string">
            <text:p>Mentex-C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otencia el rendimiento mental y mejora la concentración manteniendo una función cognitiva saludable mejorando la memoria, enfoque y energía mental a a través del tiempo. Con extracto de bacopa y romero que han demostrado en estudios clínicos su efectividad para prevenir y corregir la degeneración cognitiva y aumentar la retención y eleuterococo y vitaminas B7 para aumentar la energía cerebral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0]);&quot; &quot;;[.A29]+1)" office:value-type="float" office:value="29" calcext:value-type="float">
            <text:p>29</text:p>
          </table:table-cell>
          <table:table-cell office:value-type="string" calcext:value-type="string">
            <text:p>MV-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porta el 75% de la dosis recomendada diaria de vitaminas A,C, E,B1, B2, B3, B5, B6, B12, D3, ácido fólico y biotina. El extracto de Rhodiola y las vitaminas del complejo B mejoran la resistencia, la energía y el rendimiento cognitivo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1]);&quot; &quot;;[.A30]+1)" office:value-type="float" office:value="30" calcext:value-type="float">
            <text:p>30</text:p>
          </table:table-cell>
          <table:table-cell office:value-type="string" calcext:value-type="string">
            <text:p>Omega 3-6-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ontrola la presión arterial, mejora el sistema nervioso y la visión, excelente para el estreñimiento, triglicéridos, hemorroides, protege contra infartos, reduce el azúcar en la sangre, el estrés oxidativo y la inflamación del intestino.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2]);&quot; &quot;;[.A31]+1)" office:value-type="float" office:value="31" calcext:value-type="float">
            <text:p>31</text:p>
          </table:table-cell>
          <table:table-cell office:value-type="string" calcext:value-type="string">
            <text:p>Piel Radian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yuda aportando hidratación a la piel previniendo manchas. Dar apariencia luminosa a la piel. Brinda una mejor apariencia a la piel de las piernas, mejorando la circulación.</text:p>
          </table:table-cell>
          <table:table-cell office:value-type="string" calcext:value-type="string">
            <text:p>Nutricosme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3]);&quot; &quot;;[.A32]+1)" office:value-type="float" office:value="32" calcext:value-type="float">
            <text:p>32</text:p>
          </table:table-cell>
          <table:table-cell office:value-type="string" calcext:value-type="string">
            <text:p>Piel Ters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yuda a mejorar la apariencia de la piel con imperfecciones. Aporta elementos que ayudan a la rápida recuperación y cicatrización en piel grasa maltratada. Brinda hidratación a la piel.</text:p>
          </table:table-cell>
          <table:table-cell office:value-type="string" calcext:value-type="string">
            <text:p>Nutricosme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4]);&quot; &quot;;[.A33]+1)" office:value-type="float" office:value="33" calcext:value-type="float">
            <text:p>33</text:p>
          </table:table-cell>
          <table:table-cell office:value-type="string" calcext:value-type="string">
            <text:p>Piernas Bella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mueve la microcirculación y la desinflamación de tejidos, aportando colágeno que le da más firmeza de los tejidos mejorando el drenaje linfáticos que evita la retención de líquidos.</text:p>
          </table:table-cell>
          <table:table-cell office:value-type="string" calcext:value-type="string">
            <text:p>Nutricosme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5]);&quot; &quot;;[.A34]+1)" office:value-type="float" office:value="34" calcext:value-type="float">
            <text:p>34</text:p>
          </table:table-cell>
          <table:table-cell office:value-type="string" calcext:value-type="string">
            <text:p>Piernas 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yuda a mejorar la insuficiencia venosa, mejorando la apariencia de las venas y disminuye la pesadez, el hormigueo y corrige los hematomas.</text:p>
          </table:table-cell>
          <table:table-cell office:value-type="string" calcext:value-type="string">
            <text:p>Nutricosme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6]);&quot; &quot;;[.A35]+1)" office:value-type="float" office:value="35" calcext:value-type="float">
            <text:p>35</text:p>
          </table:table-cell>
          <table:table-cell table:style-name="Default" office:value-type="string" calcext:value-type="string">
            <text:p>Sazonador Vegetal</text:p>
          </table:table-cell>
          <table:table-cell table:style-name="ce4" office:value-type="float" office:value="229" calcext:value-type="float">
            <text:p>229</text:p>
          </table:table-cell>
          <table:table-cell table:style-name="Default" office:value-type="string" calcext:value-type="string">
            <text:p>Brinda un sabor natural a los alimentos complementado con vitaminas, minerales y fotoquímicos. ¡Disfruta del beneficio de los hongos!. <text:s/></text:p>
          </table:table-cell>
          <table:table-cell office:value-type="string" calcext:value-type="string">
            <text:p>Nutricionale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7]);&quot; &quot;;[.A36]+1)" office:value-type="float" office:value="36" calcext:value-type="float">
            <text:p>36</text:p>
          </table:table-cell>
          <table:table-cell office:value-type="string" calcext:value-type="string">
            <text:p>Semillas de Cardo Mariano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rotector hepático, regenerador y antioxidante. Ideal para personas con problemas hepáticos, hígado graso y personas que tomen muchos medicamentos. <text:s/></text:p>
          </table:table-cell>
          <table:table-cell office:value-type="string" calcext:value-type="string">
            <text:p>Ether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8]);&quot; &quot;;[.A37]+1)" office:value-type="float" office:value="37" calcext:value-type="float">
            <text:p>37</text:p>
          </table:table-cell>
          <table:table-cell office:value-type="string" calcext:value-type="string">
            <text:p>Shampoo en barr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hampoo en barra ideal para una limpieza profunda, con extrato de chile y densinaria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39]);&quot; &quot;;[.A38]+1)" office:value-type="float" office:value="38" calcext:value-type="float">
            <text:p>38</text:p>
          </table:table-cell>
          <table:table-cell office:value-type="string" calcext:value-type="string">
            <text:p>SHOT Invern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yuda a prevenir o tratar resfriados al igual que crisis por alergia o asma. <text:s/></text:p>
          </table:table-cell>
          <table:table-cell office:value-type="string" calcext:value-type="string">
            <text:p>Nutricion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40]);&quot; &quot;;[.A39]+1)" office:value-type="float" office:value="39" calcext:value-type="float">
            <text:p>39</text:p>
          </table:table-cell>
          <table:table-cell office:value-type="string" calcext:value-type="string">
            <text:p>Spray de Eucalipto y Romero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tiene propiedades expectorantes que ayudan a tratar la congestión nasal y padecimientos respiratorios. Ideal para personas que les guste el aroma en oficina/habitación.</text:p>
          </table:table-cell>
          <table:table-cell office:value-type="string" calcext:value-type="string">
            <text:p>HIERB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41]);&quot; &quot;;[.A40]+1)" office:value-type="float" office:value="40" calcext:value-type="float">
            <text:p>40</text:p>
          </table:table-cell>
          <table:table-cell office:value-type="string" calcext:value-type="string">
            <text:p>Tónico Herbal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uxiliar en casos de dolores musculares o articulares, desinflama picaduras de mosquitos, y funciona como repelente. Con una pequeña gota en el oído desinflama o alivia infecciones. Ideal para desinfectar heridas, o reacciones alérgicas de la piel, sarpullido, moretones, magulladuras. Para limpiar el rostro con un algodón en casos de acné. Úsalo también en casos de problemas respiratorios.</text:p>
          </table:table-cell>
          <table:table-cell office:value-type="string" calcext:value-type="string">
            <text:p>HIERB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style-name="ce2" table:formula="of:=IF(ISBLANK([.B42]);&quot; &quot;;[.A41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" table:formula="of:=IF(ISBLANK([.B43]);&quot; &quot;;[.A42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" table:formula="of:=IF(ISBLANK([.B44]);&quot; &quot;;[.A43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" table:formula="of:=IF(ISBLANK([.B45]);&quot; &quot;;[.A44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" table:formula="of:=IF(ISBLANK([.B46]);&quot; &quot;;[.A45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" table:formula="of:=IF(ISBLANK([.B47]);&quot; &quot;;[.A46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" table:formula="of:=IF(ISBLANK([.B48]);&quot; &quot;;[.A47]+1)" office:value-type="string" office:string-value=" " calcext:value-type="string">
            <text:p><text:s/></text:p>
          </table:table-cell>
          <table:table-cell table:number-columns-repeated="16383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G4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1:51:32.789664199</meta:creation-date>
    <dc:date>2025-07-18T16:17:13.543546619</dc:date>
    <meta:editing-duration>PT16M59S</meta:editing-duration>
    <meta:editing-cycles>3</meta:editing-cycles>
    <meta:generator>LibreOffice/25.2.4.3$Linux_X86_64 LibreOffice_project/520$Build-3</meta:generator>
    <meta:document-statistic meta:table-count="1" meta:cell-count="292" meta:object-count="0"/>
  </office:meta>
</office:document-meta>
</file>